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color="#ff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top"/>World Software Products</text:p>
      <text:p text:style-name="Standard"/>
      <text:p text:style-name="Standard"><text:a xlink:type="simple" xlink:href="../www.google.com" text:style-name="Internet_20_link" text:visited-style-name="Visited_20_Internet_20_Link"><text:span text:style-name="Internet_20_link">www.google.com</text:span></text:a></text:p>
      <text:p text:style-name="Standard"/>
      <text:p text:style-name="Standard">Employee Benefits Plan</text:p>
      <text:p text:style-name="Standard"/>
      <text:p text:style-name="Standard">INTRODUCTION</text:p>
      <text:p text:style-name="Standard"/>
      <text:p text:style-name="Standard">Go to #2 page</text:p>
      <text:p text:style-name="Standard"/>
      <text:p text:style-name="Standard">World Software Products offers a comprehensive package of employee benefit programs. Below is a summary of those programs.</text:p>
      <text:p text:style-name="Standard"/>
      <text:p text:style-name="Standard">HEALTH INSURANCE</text:p>
      <text:p text:style-name="Standard"/>
      <text:p text:style-name="Standard">Health care expense protection for you and your family.</text:p>
      <text:p text:style-name="Standard"/>
      <text:p text:style-name="Standard">The Medical Plan is designed to provide valuable protection for you and your insured family members against the rising costs of health care</text:p>
      <text:p text:style-name="Standard"/>
      <text:p text:style-name="Standard">The Medical Plan is made up of two types of coverage:</text:p>
      <text:p text:style-name="Standard"/>
      <text:p text:style-name="Standard">Basic coverage pays the full cost of covered in-hospital care certified as necessary by the Patient Advocate Program (as described in the following pages), as well as certain outpatient services related to hospitalization, surgery, or emergency care.</text:p>
      <text:p text:style-name="Standard"/>
      <text:p text:style-name="Standard">Major Medical coverage pays benefits toward a broad range of medical services and supplies, including surgery, anesthesia, doctor’s visits, diagnostic services, emergency care, and other specified expenses.</text:p>
      <text:p text:style-name="Standard"/>
      <text:p text:style-name="Standard">Plan costs</text:p>
      <text:p text:style-name="Standard"/>
      <text:p text:style-name="Standard">The Company pays the full cost of your coverage under the Medical Plan. <text:s/>The Company also pays the major share of the cost of Medical Plan coverage for any eligible members of your family.</text:p>
      <text:p text:style-name="Standard"/>
      <text:p text:style-name="Standard">Your monthly contributions for family coverage are listed on a separate sheet in the pocket of this handbook.</text:p>
      <text:p text:style-name="Standard"/>
      <text:p text:style-name="Standard">THE PATIENT ADVOCATE PROGRAM</text:p>
      <text:p text:style-name="Standard"/>
      <text:p text:style-name="Standard">The Patient Advocate Program is managed by a team of health care professionals who will provide you with information about the alternatives available to you before you receive hospital or surgical treatment.</text:p>
      <text:p text:style-name="Standard"/>
      <text:p text:style-name="Standard"><text:soft-page-break/>The Patient Advocate Program works in conjunction with your hospital coverage to help ensure that you receive the highest quality of health care available, while helping you avoid unnecessary or prolonged hospital stays.</text:p>
      <text:p text:style-name="Standard"/>
      <text:p text:style-name="Standard">All full-time employees are eligible for coverage under these plans. If you enroll, coverage will commence on the first day of the month after the month in which you begin work.</text:p>
      <text:p text:style-name="Standard"/>
      <text:p text:style-name="Standard">DENTAL <text:a xlink:type="simple" xlink:href="mailto:admin@accusoft.com?subject=ok" text:style-name="Internet_20_link" text:visited-style-name="Visited_20_Internet_20_Link"><text:span text:style-name="Internet_20_link">INSURANCE</text:span></text:a></text:p>
      <text:p text:style-name="Standard"/>
      <text:p text:style-name="Standard">The Dental Plan pays benefits toward a wide range of dental services and supplies, including preventive care, restorative services, and orthodontic treatment for you and your insured family members.</text:p>
      <text:p text:style-name="Standard"/>
      <text:p text:style-name="Standard">Plan costs</text:p>
      <text:p text:style-name="Standard"/>
      <text:p text:style-name="Standard">The Company pays the full cost of your coverage under the Dental Plan.</text:p>
      <text:p text:style-name="Standard"/>
      <text:p text:style-name="Standard">If you elect Dental Plan coverage for any of your eligible family members, the Company also pays the major share of the cost of their coverage. Your monthly contributions for family coverage are listed on a separate sheet with this handbook.</text:p>
      <text:p text:style-name="Standard"/>
      <text:p text:style-name="Standard">DISABILITY <text:a xlink:type="simple" xlink:href="#_top" text:style-name="Internet_20_link" text:visited-style-name="Visited_20_Internet_20_Link"><text:span text:style-name="Internet_20_link"><text:span text:style-name="T1">PLANS</text:span></text:span></text:a> – go to top</text:p>
      <text:p text:style-name="Standard"/>
      <text:p text:style-name="Standard">Your disability benefits are designed to continue all or part of your pay if you are unable to work due to illness, injury, pregnancy, or childbirth. Protection is provided for temporary disabilities lasting up to 26 weeks or for more serious disabilities lasting longer than 26 weeks. </text:p>
      <text:p text:style-name="Standard"/>
      <text:p text:style-name="Standard">Your disability benefits are made up of two types of coverage:</text:p>
      <text:p text:style-name="Standard"/>
      <text:p text:style-name="Standard">Short Term Disability Plan coverage continues 50% or all of your pay for up to 26 weeks, based on your length of service.</text:p>
      <text:p text:style-name="Standard"/>
      <text:p text:style-name="Standard">Long Term Disability Plan coverage continues 60% of your pay after you have been disabled for 26 weeks and throughout your disability ¾ generally up to age 65.</text:p>
      <text:p text:style-name="Standard"/>
      <text:p text:style-name="Standard">PROFIT SHARING</text:p>
      <text:p text:style-name="Standard"/>
      <text:p text:style-name="Standard">The Company Profit Sharing Retirement Plan lets you share directly in the Company’s growth and success, contributing to your financial security for the future. </text:p>
      <text:p text:style-name="Standard"/>
      <text:p text:style-name="Standard">Company contributions</text:p>
      <text:p text:style-name="Standard"/>
      <text:p text:style-name="Standard"><text:soft-page-break/>Once you become a Plan participant, the Company automatically begins making annual basic contributions to the Plan on your behalf equal to 6% of your annual pay, up to $15,000 each.</text:p>
      <text:p text:style-name="Standard"/>
      <text:p text:style-name="Standard">WELLNESS PROGRAM</text:p>
      <text:p text:style-name="Standard"/>
      <text:p text:style-name="Standard">Routine physical examinations</text:p>
      <text:p text:style-name="Standard"/>
      <text:p text:style-name="Standard">The Company will reimburse you up to $300 for routine physical examinations performed by your personal physician after two years of employment and every two years thereafter if you are under age 35, or after one year of employment and annually thereafter if you are age 35 or over. </text:p>
      <text:p text:style-name="Standard"/>
      <text:p text:style-name="Standard">Vision care</text:p>
      <text:p text:style-name="Standard"/>
      <text:p text:style-name="Standard">If you spend more than half of your time working at a video display terminal, the Company will pay up to $115 a year toward the cost of covered vision care expenses, including eye examinations, eyeglasses, and contact lenses.</text:p>
      <text:p text:style-name="Standard"/>
      <text:p text:style-name="Standard">PARKING – <text:a xlink:type="simple" xlink:href="#_top" text:style-name="Internet_20_link" text:visited-style-name="Visited_20_Internet_20_Link"><text:span text:style-name="Internet_20_link"><text:span text:style-name="T1">go to top page</text:span></text:span></text:a></text:p>
      <text:p text:style-name="Standard"/>
      <text:p text:style-name="Standard">Employee parking is provided. World Software Products employees have access to several parking lots in the area. You will be assigned to one of the following parking lots: </text:p>
      <text:p text:style-name="Standard"/>
      <text:p text:style-name="Standard">CAR RENTAL</text:p>
      <text:p text:style-name="Standard"/>
      <text:p text:style-name="Standard">Car Rental Policy <text:s/></text:p>
      <text:p text:style-name="Standard"/>
      <text:p text:style-name="Standard">In all areas where there is a company-designated travel agency, reservations must be made through the agency and charged to your personal credit card. <text:s/></text:p>
      <text:p text:style-name="Standard"/>
      <text:p text:style-name="Standard">You are entitled to use the Corporate Discount Rate for personal travel. However, insurance options become your own responsibility.</text:p>
      <text:p text:style-name="Standard"/>
      <text:p text:style-name="Standard">AUTOMATIC PAYCHECK DEPOSIT</text:p>
      <text:p text:style-name="Standard"/>
      <text:p text:style-name="Standard">Many of our employees find it convenient to have their regular paycheck automatically deposited in their bank account. If you would like to make a similar arrangement, contact the Accounting Department.</text:p>
      <text:p text:style-name="Standard"/>
      <text:p text:style-name="Standard">BENEFITS AND TERM OF EMPLOYMENT</text:p>
      <text:p text:style-name="Standard"/>
      <text:p text:style-name="Standard">The existence of these employee benefits and plans, in and of themselves, does not signify that an employee will be employed for the requisite time necessary to qualify for these benefits and plans.</text:p>
      <text:p text:style-name="Standard"/>
      <text:p text:style-name="Standard"><text:soft-page-break/>Our group health insurance program can be continued if you leave the company under guidelines described by Federal Law. You will receive a detailed explanation of this privilege.</text:p>
      <text:p text:style-name="Standard"/>
      <text:p text:style-name="Standard">Appendix A</text:p>
      <text:p text:style-name="Standard"/>
      <text:p text:style-name="Standard">Basic car rental rates effective January 1, 2002 on non-surcharge citie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he" style:country-complex="IL"/>
    </style:style>
    <style:style style:name="Heading" style:family="paragraph" style:parent-style-name="Standard" style:next-style-name="Text_20_body" style:class="text">
      <style:paragraph-properties fo:margin-top="0.212cm" fo:margin-bottom="0.423cm" loext:contextual-spacing="false" fo:text-align="center" style:justify-single-word="false"/>
      <style:text-properties fo:text-transform="uppercase" fo:font-weight="bold" style:letter-kerning="true" style:font-weight-asian="bold" style:font-weight-complex="bold"/>
    </style:style>
    <style:style style:name="Text_20_body" style:display-name="Text body" style:family="paragraph" style:parent-style-name="Standard" style:class="text">
      <style:paragraph-properties fo:margin-top="0cm" fo:margin-bottom="0.423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ody_20_Text_20_2" style:display-name="Body Text 2" style:family="paragraph" style:parent-style-name="Standard">
      <style:paragraph-properties fo:line-height="200%"/>
    </style:style>
    <style:style style:name="Body_20_Text_20_First_20_Indent" style:display-name="Body Text First Indent" style:family="paragraph" style:parent-style-name="Text_20_body" style:next-style-name="Standard">
      <style:paragraph-properties fo:margin-left="0cm" fo:margin-right="0cm" fo:text-indent="1.27cm" style:auto-text-indent="false"/>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Standard">
      <style:paragraph-properties fo:margin-left="0cm" fo:margin-right="0cm" fo:margin-top="0cm" fo:margin-bottom="0cm" loext:contextual-spacing="false" fo:text-indent="2.54cm" style:auto-text-indent="false"/>
    </style:style>
    <style:style style:name="Body_20_Text_20_First_20_Double" style:display-name="Body Text First Double" style:family="paragraph" style:parent-style-name="Standard">
      <style:paragraph-properties fo:margin-left="0cm" fo:margin-right="0cm" fo:line-height="200%" fo:text-indent="1.27cm" style:auto-text-indent="false"/>
    </style:style>
    <style:style style:name="Body_20_Text_20_Left_20_Indent" style:display-name="Body Text Left Indent" style:family="paragraph" style:parent-style-name="Standard">
      <style:paragraph-properties fo:margin-left="2.54cm" fo:margin-right="0cm" fo:margin-top="0cm" fo:margin-bottom="0.423cm" loext:contextual-spacing="false" fo:text-indent="0cm" style:auto-text-indent="false"/>
    </style:style>
    <style:style style:name="Block_20_Text" style:display-name="Block Text" style:family="paragraph" style:parent-style-name="Standard">
      <style:paragraph-properties fo:margin-left="2.54cm" fo:margin-right="2.54cm" fo:margin-top="0cm" fo:margin-bottom="0.423cm" loext:contextual-spacing="false" fo:text-indent="0cm" style:auto-text-indent="false"/>
    </style:style>
    <style:style style:name="Subtitle" style:family="paragraph" style:parent-style-name="Standard" style:next-style-name="Text_20_body" style:class="chapter">
      <style:paragraph-properties fo:margin-top="0cm" fo:margin-bottom="0.423cm" loext:contextual-spacing="false"/>
      <style:text-properties fo:font-weight="bold" style:font-weight-asian="bold"/>
    </style:style>
    <style:style style:name="Subtitle2" style:family="paragraph" style:parent-style-name="Standard" style:next-style-name="Text_20_body">
      <style:paragraph-properties fo:margin-top="0cm" fo:margin-bottom="0.423cm" loext:contextual-spacing="false"/>
      <style:text-properties fo:font-style="italic" fo:font-weight="bold" style:font-style-asian="italic" style:font-weight-asian="bold"/>
    </style:style>
    <style:style style:name="Subtitle3" style:family="paragraph" style:parent-style-name="Standard" style:next-style-name="Text_20_body">
      <style:paragraph-properties fo:margin-top="0cm" fo:margin-bottom="0.423cm" loext:contextual-spacing="false"/>
      <style:text-properties fo:text-transform="uppercase" fo:font-weight="bold" style:font-weight-asian="bold"/>
    </style:style>
    <style:style style:name="Title2" style:family="paragraph" style:parent-style-name="Standard" style:next-style-name="Text_20_body">
      <style:paragraph-properties fo:margin-top="0.212cm" fo:margin-bottom="0.423cm" loext:contextual-spacing="false" fo:text-align="center" style:justify-single-word="false"/>
      <style:text-properties fo:text-transform="uppercase" style:text-underline-style="solid" style:text-underline-width="auto" style:text-underline-color="font-color" fo:font-weight="bold" style:font-weight-asian="bold"/>
    </style:style>
    <style:style style:name="Table_20_Body" style:display-name="Table Body" style:family="paragraph" style:parent-style-name="Standard"/>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_20_Path" style:display-name="Footer Path" style:family="paragraph" style:parent-style-name="Footer">
      <style:paragraph-properties fo:text-align="end" style:justify-single-word="false"/>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Underlined" style:family="text">
      <style:text-properties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fo:font-size="12pt" style:font-size-asian="12pt" style:font-size-complex="12pt" style:language-complex="he" style:country-complex="I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Header"/>
        <text:p text:style-name="Header"/>
        <text:p text:style-name="Header"/>
      </style:header>
      <style:footer>
        <text:p text:style-name="Footer"><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orld Software Products</dc:title>
    <meta:initial-creator>Diane Snyder</meta:initial-creator>
    <meta:creation-date>2003-03-17T01:56:00</meta:creation-date>
    <dc:creator>kirill Dubinin</dc:creator>
    <dc:date>2015-03-06T11:38:00</dc:date>
    <meta:editing-cycles>15</meta:editing-cycles>
    <meta:editing-duration>PT15M</meta:editing-duration>
    <meta:document-statistic meta:table-count="0" meta:image-count="0" meta:object-count="0" meta:page-count="4" meta:paragraph-count="52" meta:word-count="843" meta:character-count="5221" meta:non-whitespace-character-count="4419"/>
    <meta:generator>LibreOffice/4.3.4.1$Windows_x86 LibreOffice_project/bc356b2f991740509f321d70e4512a6a54c5f243</meta:generator>
  </office:meta>
</office:document-meta>
</file>